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2.2602in"/>
    </style:style>
    <style:style style:name="co4" style:family="table-column">
      <style:table-column-properties fo:break-before="auto" style:column-width="2.3071in"/>
    </style:style>
    <style:style style:name="co5" style:family="table-column">
      <style:table-column-properties fo:break-before="auto" style:column-width="4.6346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3.3055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62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2.0465in" fo:break-before="auto" style:use-optimal-row-height="true"/>
    </style:style>
    <style:style style:name="ro6" style:family="table-row">
      <style:table-row-properties style:row-height="0.4917in" fo:break-before="auto" style:use-optimal-row-height="true"/>
    </style:style>
    <style:style style:name="ro7" style:family="table-row">
      <style:table-row-properties style:row-height="1.8909in" fo:break-before="auto" style:use-optimal-row-height="true"/>
    </style:style>
    <style:style style:name="ro8" style:family="table-row">
      <style:table-row-properties style:row-height="0.3366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64-OlinuXino_Rev_H_1G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table:style-name="ce4" office:value-type="string" calcext:value-type="string">
            <text:p>R_0402_5MIL_0R(Board_Mounted)</text:p>
          </table:table-cell>
          <table:table-cell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table:style-name="ce4"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\1%/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3,R4,R18,R19,R33,R63,R65,</text:span></text:p>
            <text:p><text:span text:style-name="T1">R72,R64,R105,R109,R121,</text:span></text:p>
            <text:p>R122,R123,R124,R125,R126,</text:p>
            <text:p>R129,R1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58,R89,R91,R92,R110,R107,</text:span></text:p>
            <text:p><text:span text:style-name="T1">R108,R111,</text:span>R112,R113,</text:p>
            <text:p>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7,R50,R70,R71,R74,R75,R77,</text:p>
            <text:p>R82,R88,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20,R24,R31,R37,R40,R42,R52,</text:span></text:p>
            <text:p><text:span text:style-name="T1">R76,R79,R83,R85,R95,R99,</text:span></text:p>
            <text:p><text:span text:style-name="T1">R106,</text:span>R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\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35,R103,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table:style-name="ce4" office:value-type="string" calcext:value-type="string">
            <text:p>RA0805_(4X0402)_xx_BIGGERPADS</text:p>
          </table:table-cell>
          <table:table-cell office:value-type="string" calcext:value-type="string">
            <text:p>RM1,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table:style-name="ce4" office:value-type="string" calcext:value-type="string">
            <text:p>RA0805_(4X0402)_xx_BIGGERPADS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\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5,C187,C213,C2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</text:p>
          </table:table-cell>
          <table:table-cell table:number-columns-repeated="1020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100nF/10V/X5R/2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<text:span text:style-name="T1">C1,C2,C3,C4,C6,C7,C8,C9,C11,</text:span></text:p>
            <text:p><text:span text:style-name="T1">C12,C13,C14,C15,C17,C18,C19,</text:span></text:p>
            <text:p><text:span text:style-name="T1">C20,C22,C23,C24,C25,C28,C29,</text:span></text:p>
            <text:p><text:span text:style-name="T1">C30,C31,C32,C33,C34,C39,C45,</text:span></text:p>
            <text:p><text:span text:style-name="T1">C46,C50,C51,C52,C58,C60,C65,</text:span></text:p>
            <text:p><text:span text:style-name="T1">C66,C67,C72,C73,C74,C79,C80,</text:span></text:p>
            <text:p><text:span text:style-name="T1">C82,C83,C86,C87,C109,C110,</text:span></text:p>
            <text:p><text:span text:style-name="T1">C115,C117,C123,C127,C130,</text:span></text:p>
            <text:p><text:span text:style-name="T1">C132,C134,C155,C156,C158,</text:span></text:p>
            <text:p><text:span text:style-name="T1">C177,C186,C189,C191,C195,</text:span></text:p>
            <text:p><text:span text:style-name="T1">C197,C199,C200,C203,C206,</text:span></text:p>
            <text:p><text:span text:style-name="T1">C207,C208,C209,C210,C216,</text:span></text:p>
            <text:p><text:span text:style-name="T1">C215,C217</text:span></text:p>
          </table:table-cell>
          <table:table-cell table:number-columns-repeated="102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1uF/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1">C27,C55,C120,C135,C137,</text:span></text:p>
            <text:p><text:span text:style-name="T1">C142,C160,</text:span>C163,C181,C182,</text:p>
            <text:p>C190,C2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\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6,C61</text:p>
          </table:table-cell>
          <table:table-cell table:number-columns-repeated="1020"/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10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1">C5,C10,C16,C21,C26,C47,C49,</text:span></text:p>
            <text:p><text:span text:style-name="T1">C53,C54,C57,C59,C63,C116,</text:span></text:p>
            <text:p><text:span text:style-name="T1">C121,C122,C124,C125,C126,</text:span></text:p>
            <text:p><text:span text:style-name="T1">C128,C129,C131,C133,C136,</text:span></text:p>
            <text:p><text:span text:style-name="T1">C138,C139,C140,C141,C143,</text:span></text:p>
            <text:p><text:span text:style-name="T1">C144,C145,C146,C147,C148,</text:span></text:p>
            <text:p><text:span text:style-name="T1">C149,C150,C151,C152,C153,</text:span></text:p>
            <text:p><text:span text:style-name="T1">C154,C157,C159,C161,C162,</text:span></text:p>
            <text:p><text:span text:style-name="T1">C164,C165,C166,C167,C168,</text:span></text:p>
            <text:p><text:span text:style-name="T1">C169,C170,C171,C172,C173,</text:span></text:p>
            <text:p>C175,C176,C178,C179,C188,</text:p>
            <text:p>C192,C1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\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04,C205,C214,C218,C219</text:p>
          </table:table-cell>
          <table:table-cell table:number-columns-repeated="102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47uF\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</text:p>
            <text:p>C119,C180,C201,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\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</text:p>
            <text:p>(1.5uH\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4,L19,L20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</text:p>
            <text:p/>
            <text:p>(1.5uH\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5,L17,L18</text:p>
          </table:table-cell>
          <table:table-cell table:number-columns-repeated="1020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UPZ2012E-601-2R0TF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<text:span text:style-name="T1">L2,</text:span>L3,L4,L5,L6,L8,L21,</text:p>
            <text:p>L23,L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\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3,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\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,TVS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\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\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table:style-name="ce4" office:value-type="string" calcext:value-type="string">
            <text:p>CM7V-T1A(Crystal_Package-1206)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M8-24.000MHZ-D2Y-T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M8-25.000MHZ-D2Y-T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table:style-name="ce4"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E-BYMA0CV</text:p>
          </table:table-cell>
          <table:table-cell table:style-name="ce4" office:value-type="string" calcext:value-type="string">
            <text:p>FBGA96(HYNIX_SAMSUNG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P61CN4502MR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table:style-name="ce4" office:value-type="string" calcext:value-type="string">
            <text:p>USB-MICRO_MISB-SWMM_Past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_Paste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UBOOT1,PWRON1,RES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5V_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HSIC_E1,WP_Enable1</text:p>
          </table:table-cell>
          <table:table-cell table:number-columns-repeated="1020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R/MICIN1,</text:p>
            <text:p>LINEINL/MICIN2,PWR_PC1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\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\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2,C90,C8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TL8723BS(ComboModule)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\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4,R48,R61,R21,R23,R57,</text:p>
            <text:p>R67,R53,R56,R6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118,R96,R97,R98,R84,</text:p>
            <text:p/>
            <text:p>R55,R128,R127,R132,R13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2GEUF-B04P)</text:p>
          </table:table-cell>
          <table:table-cell office:value-type="string" calcext:value-type="string">
            <text:p>FBGA153_Pitch-0.5mm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\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8,C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.5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3,R54,R68,R1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,R17,R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.FL-R-SMT-1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3.3nH <text:s text:c="2"/>LQP15MN3N3B02D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.8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\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/10V/X5R/2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5,C44,C3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\6.3V/1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8,C43,C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PZ2012E-601-2R0TF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0k)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4</text:p>
          </table:table-cell>
          <table:table-cell table:number-columns-repeated="102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10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6-24">00/00/0000</text:date></text:span></text:p>
        </style:region-right>
      </style:header>
      <style:header-left style:display="false"/>
      <style:header-firs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6-24">00/00/0000</text:date></text:span></text:p>
        </style:region-right>
      </style:header-first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24T15:14:53.670887995</dc:date>
    <meta:editing-duration>PT2H10M37S</meta:editing-duration>
    <meta:editing-cycles>71</meta:editing-cycles>
    <meta:document-statistic meta:table-count="1" meta:cell-count="472" meta:object-count="0"/>
  </office:meta>
</office:document-meta>
</file>